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70625826438075481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88648122700645521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65948936802236414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87324004862884212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8972912178359709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7645227835368544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2650578024028401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76123348304313382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513199" text:continue-list="list52650578024028401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5031314338634527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0533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0317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52981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51177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2110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71950217713380363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81229225845951990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61001403831368237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1628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3035775020475942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8685794540139747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31037097960338442" text:style-name="L15">
        <text:list-item>
          <text:list>
            <text:list-header>
              <text:p text:style-name="P184">1.5 miles averaging about 9:40/mile and rest 1 min</text:p>
            </text:list-header>
          </text:list>
        </text:list-item>
      </text:list>
      <text:p text:style-name="P24">1 mile in 8:26 and rest 2 min</text:p>
      <text:list xml:id="list636984867807935571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0665769362530906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1685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25592375197514473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76639828941592872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07545030305154536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506376" text:continue-list="list4766398289415928725" text:style-name="L19">
        <text:list-item>
          <text:list>
            <text:list-header>
              <text:p text:style-name="P188">(Pace*HR)=1240</text:p>
            </text:list-header>
          </text:list>
        </text:list-item>
      </text:list>
      <text:list xml:id="list40504093" text:continue-list="list1255923751975144732" text:style-name="L18">
        <text:list-item>
          <text:list>
            <text:list-header>
              <text:p text:style-name="P187">2 miles at 10:46/mile Ave HR= 121 bpm and rest a few minutes</text:p>
            </text:list-header>
          </text:list>
        </text:list-item>
      </text:list>
      <text:list xml:id="list40513919" text:continue-list="list4050637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52432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0329507518361447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64047132048996085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59596555197542866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28668699374944109"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279228271633193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720744536044939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50553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0533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28946786849595301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1224634153425432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6656195739604235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4664177811501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937536254216865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95994025392309879" text:style-name="L32">
        <text:list-item>
          <text:list>
            <text:list-header>
              <text:p text:style-name="P198">0.25 miles in 2:54</text:p>
              <text:p text:style-name="P198">1 mile in 9:21 going faster as I ran and ending at around 8:30 pace</text:p>
            </text:list-header>
          </text:list>
        </text:list-item>
      </text:list>
      <text:list xml:id="list542965489063079501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1344820600153658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9537220940320154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7903553000022039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8602427644383462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42817084743380383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3353856673637750552"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30T20:04:04.72</dc:date>
    <dc:creator>James Lombardi</dc:creator>
    <meta:editing-duration>P30DT20H48M24S</meta:editing-duration>
    <meta:editing-cycles>2243</meta:editing-cycles>
    <meta:generator>OpenOffice/4.1.2$Win32 OpenOffice.org_project/412m3$Build-9782</meta:generator>
    <meta:document-statistic meta:table-count="0" meta:image-count="9" meta:object-count="0" meta:page-count="222" meta:paragraph-count="6518" meta:word-count="70049" meta:character-count="358220"/>
  </office:meta>
</office:document-meta>
</file>